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1F2E192AF99C3B57653.png" manifest:media-type="image/png"/>
  <manifest:file-entry manifest:full-path="Pictures/10000001000001EF0000018534E2F4B14939DD1B.png" manifest:media-type="image/png"/>
  <manifest:file-entry manifest:full-path="Pictures/100000010000020E00000134BC5CD884126103DD.png" manifest:media-type="image/png"/>
  <manifest:file-entry manifest:full-path="Pictures/100000010000017500000184D71FA2CC42BC9C75.png" manifest:media-type="image/png"/>
  <manifest:file-entry manifest:full-path="Pictures/1000000100000231000001203D41F2FF2FD5C1CA.png" manifest:media-type="image/png"/>
  <manifest:file-entry manifest:full-path="Pictures/10000001000002F3000001C5C08FECF5DB73C770.png" manifest:media-type="image/png"/>
  <manifest:file-entry manifest:full-path="Pictures/1000000100000253000001BA3682396BCAA3D9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bc0a" officeooo:paragraph-rsid="0010bc0a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SQL queries</text:p>
      <text:p text:style-name="P1"/>
      <text:p text:style-name="P1"/>
      <text:p text:style-name="P1"><draw:frame draw:style-name="fr3" draw:name="Image3" text:anchor-type="char" svg:width="15.603cm" svg:height="8.149cm" draw:z-index="2"><draw:image xlink:href="Pictures/100000010000020E00000134BC5CD884126103D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4" text:anchor-type="char" svg:x="0.956cm" svg:y="0cm" svg:width="13.564cm" svg:height="10.268cm" draw:z-index="3"><draw:image xlink:href="Pictures/100000010000017500000184D71FA2CC42BC9C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3.099cm" svg:height="10.292cm" draw:z-index="4"><draw:image xlink:href="Pictures/10000001000001EF0000018534E2F4B14939DD1B.png" xlink:type="simple" xlink:show="embed" xlink:actuate="onLoad" draw:mime-type="image/png"/></draw:frame><draw:frame draw:style-name="fr1" draw:name="Image6" text:anchor-type="char" svg:width="13.601cm" svg:height="13.178cm" draw:z-index="5"><draw:image xlink:href="Pictures/1000000100000202000001F2E192AF99C3B57653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7" text:anchor-type="char" svg:width="14.845cm" svg:height="7.622cm" draw:z-index="6"><draw:image xlink:href="Pictures/1000000100000231000001203D41F2FF2FD5C1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y SQL tables</text:p>
      <text:p text:style-name="P1"/>
      <text:p text:style-name="P1"><draw:frame draw:style-name="fr4" draw:name="Image1" text:anchor-type="char" svg:width="17cm" svg:height="10.201cm" draw:z-index="0"><draw:image xlink:href="Pictures/10000001000002F3000001C5C08FECF5DB73C770.png" xlink:type="simple" xlink:show="embed" xlink:actuate="onLoad" draw:mime-type="image/png"/></draw:frame><draw:frame draw:style-name="fr2" draw:name="Image2" text:anchor-type="char" svg:x="0.034cm" svg:y="11.259cm" svg:width="17.099cm" svg:height="11.696cm" draw:z-index="1"><draw:image xlink:href="Pictures/1000000100000253000001BA3682396BCAA3D9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2T21:16:34.567000000</meta:creation-date>
    <dc:date>2022-11-02T21:30:07.396000000</dc:date>
    <meta:editing-duration>PT13M32S</meta:editing-duration>
    <meta:editing-cycles>1</meta:editing-cycles>
    <meta:generator>LibreOffice/7.3.3.2$Windows_X86_64 LibreOffice_project/d1d0ea68f081ee2800a922cac8f79445e4603348</meta:generator>
    <meta:document-statistic meta:table-count="0" meta:image-count="7" meta:object-count="0" meta:page-count="3" meta:paragraph-count="2" meta:word-count="6" meta:character-count="27" meta:non-whitespace-character-count="23"/>
  </office:meta>
</office:document-meta>
</file>